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Layer Size </text:p>
          </table:table-cell>
          <table:table-cell office:value-type="string" calcext:value-type="string">
            <text:p><text:s/>Weight Scale </text:p>
          </table:table-cell>
          <table:table-cell office:value-type="string" calcext:value-type="string">
            <text:p><text:s/>Learning Rate </text:p>
          </table:table-cell>
          <table:table-cell office:value-type="string" calcext:value-type="string">
            <text:p><text:s/>Reg Strength </text:p>
          </table:table-cell>
          <table:table-cell office:value-type="string" calcext:value-type="string">
            <text:p><text:s/>|| </text:p>
          </table:table-cell>
          <table:table-cell office:value-type="string" calcext:value-type="string">
            <text:p><text:s/>Final Loss </text:p>
          </table:table-cell>
          <table:table-cell office:value-type="string" calcext:value-type="string">
            <text:p><text:s/>Train Acc </text:p>
          </table:table-cell>
          <table:table-cell office:value-type="string" calcext:value-type="string">
            <text:p><text:s/>Val Acc 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31" calcext:value-type="float">
            <text:p>0.0000131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<text:s/>|| </text:p>
          </table:table-cell>
          <table:table-cell office:value-type="float" office:value="1.17" calcext:value-type="float">
            <text:p>1.17</text:p>
          </table:table-cell>
          <table:table-cell office:value-type="float" office:value="0.582" calcext:value-type="float">
            <text:p>0.582</text:p>
          </table:table-cell>
          <table:table-cell office:value-type="float" office:value="0.567" calcext:value-type="float">
            <text:p>0.5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0892" calcext:value-type="float">
            <text:p>0.0000892</text:p>
          </table:table-cell>
          <table:table-cell office:value-type="float" office:value="0.0000401" calcext:value-type="float">
            <text:p>0.0000401</text:p>
          </table:table-cell>
          <table:table-cell office:value-type="string" calcext:value-type="string">
            <text:p><text:s/>|| </text:p>
          </table:table-cell>
          <table:table-cell office:value-type="float" office:value="1.45" calcext:value-type="float">
            <text:p>1.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324" calcext:value-type="float">
            <text:p>0.000032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677" calcext:value-type="float">
            <text:p>0.00677</text:p>
          </table:table-cell>
          <table:table-cell office:value-type="string" calcext:value-type="string">
            <text:p><text:s/>|| </text:p>
          </table:table-cell>
          <table:table-cell office:value-type="float" office:value="1.36" calcext:value-type="float">
            <text:p>1.3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0889" calcext:value-type="float">
            <text:p>0.0000889</text:p>
          </table:table-cell>
          <table:table-cell office:value-type="float" office:value="0.000325" calcext:value-type="float">
            <text:p>0.000325</text:p>
          </table:table-cell>
          <table:table-cell office:value-type="string" calcext:value-type="string">
            <text:p><text:s/>|| </text:p>
          </table:table-cell>
          <table:table-cell office:value-type="float" office:value="1.28" calcext:value-type="float">
            <text:p>1.28</text:p>
          </table:table-cell>
          <table:table-cell office:value-type="float" office:value="0.565" calcext:value-type="float">
            <text:p>0.565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235" calcext:value-type="float">
            <text:p>0.00235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00432" calcext:value-type="float">
            <text:p>0.00432</text:p>
          </table:table-cell>
          <table:table-cell office:value-type="string" calcext:value-type="string">
            <text:p><text:s/>|| </text:p>
          </table:table-cell>
          <table:table-cell office:value-type="float" office:value="1.27" calcext:value-type="float">
            <text:p>1.27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27" calcext:value-type="float">
            <text:p>0.000012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199" calcext:value-type="float">
            <text:p>0.0199</text:p>
          </table:table-cell>
          <table:table-cell office:value-type="string" calcext:value-type="string">
            <text:p><text:s/>|| </text:p>
          </table:table-cell>
          <table:table-cell office:value-type="float" office:value="1.47" calcext:value-type="float">
            <text:p>1.47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0168" calcext:value-type="float">
            <text:p>0.0000168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.0884" calcext:value-type="float">
            <text:p>0.0884</text:p>
          </table:table-cell>
          <table:table-cell office:value-type="string" calcext:value-type="string">
            <text:p><text:s/>|| </text:p>
          </table:table-cell>
          <table:table-cell office:value-type="float" office:value="1.22" calcext:value-type="float">
            <text:p>1.22</text:p>
          </table:table-cell>
          <table:table-cell office:value-type="float" office:value="0.538" calcext:value-type="float">
            <text:p>0.538</text:p>
          </table:table-cell>
          <table:table-cell office:value-type="float" office:value="0.525" calcext:value-type="float">
            <text:p>0.52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498" calcext:value-type="float">
            <text:p>0.0498</text:p>
          </table:table-cell>
          <table:table-cell office:value-type="string" calcext:value-type="string">
            <text:p><text:s/>|| </text:p>
          </table:table-cell>
          <table:table-cell office:value-type="float" office:value="1.92" calcext:value-type="float">
            <text:p>1.92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/>
          <table:table-cell table:formula="of:=EXP([.B26])" office:value-type="float" office:value="0.000087389683646202" calcext:value-type="float">
            <text:p>8.7389683646202E-005</text:p>
          </table:table-cell>
          <table:table-cell table:formula="of:=EXP([.C26])" office:value-type="float" office:value="0.00018792942765772" calcext:value-type="float">
            <text:p>0.0001879294</text:p>
          </table:table-cell>
          <table:table-cell table:formula="of:=EXP([.D26])" office:value-type="float" office:value="0.00392880495931845" calcext:value-type="float">
            <text:p>0.00392880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logdata</text:p>
          </table:table-cell>
          <table:table-cell table:formula="of:=LN([.B2])" office:value-type="float" office:value="-11.2428983277572" calcext:value-type="float">
            <text:p>-11.2428983278</text:p>
          </table:table-cell>
          <table:table-cell table:formula="of:=LN([.C2])" office:value-type="float" office:value="-8.37309284744248" calcext:value-type="float">
            <text:p>-8.3730928474</text:p>
          </table:table-cell>
          <table:table-cell table:formula="of:=LN([.D2])" office:value-type="float" office:value="-6.37712702791997" calcext:value-type="float">
            <text:p>-6.3771270279</text:p>
          </table:table-cell>
          <table:table-cell table:number-columns-repeated="4"/>
        </table:table-row>
        <table:table-row table:style-name="ro1">
          <table:table-cell/>
          <table:table-cell table:formula="of:=LN([.B3])" office:value-type="float" office:value="-8.0534591751841" calcext:value-type="float">
            <text:p>-8.0534591752</text:p>
          </table:table-cell>
          <table:table-cell table:formula="of:=LN([.C3])" office:value-type="float" office:value="-9.32462951837831" calcext:value-type="float">
            <text:p>-9.3246295184</text:p>
          </table:table-cell>
          <table:table-cell table:formula="of:=LN([.D3])" office:value-type="float" office:value="-10.1241342236518" calcext:value-type="float">
            <text:p>-10.1241342237</text:p>
          </table:table-cell>
          <table:table-cell table:number-columns-repeated="4"/>
        </table:table-row>
        <table:table-row table:style-name="ro1">
          <table:table-cell/>
          <table:table-cell table:formula="of:=LN([.B4])" office:value-type="float" office:value="-10.337352135166" calcext:value-type="float">
            <text:p>-10.3373521352</text:p>
          </table:table-cell>
          <table:table-cell table:formula="of:=LN([.C4])" office:value-type="float" office:value="-9.07931210956978" calcext:value-type="float">
            <text:p>-9.0793121096</text:p>
          </table:table-cell>
          <table:table-cell table:formula="of:=LN([.D4])" office:value-type="float" office:value="-4.99525419205795" calcext:value-type="float">
            <text:p>-4.9952541921</text:p>
          </table:table-cell>
          <table:table-cell table:number-columns-repeated="4"/>
        </table:table-row>
        <table:table-row table:style-name="ro1">
          <table:table-cell/>
          <table:table-cell table:formula="of:=LN([.B5])" office:value-type="float" office:value="-8.31834233267107" calcext:value-type="float">
            <text:p>-8.3183423327</text:p>
          </table:table-cell>
          <table:table-cell table:formula="of:=LN([.C5])" office:value-type="float" office:value="-9.32799841544442" calcext:value-type="float">
            <text:p>-9.3279984154</text:p>
          </table:table-cell>
          <table:table-cell table:formula="of:=LN([.D5])" office:value-type="float" office:value="-8.03168537563454" calcext:value-type="float">
            <text:p>-8.0316853756</text:p>
          </table:table-cell>
          <table:table-cell table:number-columns-repeated="4"/>
        </table:table-row>
        <table:table-row table:style-name="ro1">
          <table:table-cell/>
          <table:table-cell table:formula="of:=LN([.B6])" office:value-type="float" office:value="-6.05333995082607" calcext:value-type="float">
            <text:p>-6.0533399508</text:p>
          </table:table-cell>
          <table:table-cell table:formula="of:=LN([.C6])" office:value-type="float" office:value="-7.22520950976759" calcext:value-type="float">
            <text:p>-7.2252095098</text:p>
          </table:table-cell>
          <table:table-cell table:formula="of:=LN([.D6])" office:value-type="float" office:value="-5.44449987672612" calcext:value-type="float">
            <text:p>-5.4444998767</text:p>
          </table:table-cell>
          <table:table-cell table:number-columns-repeated="4"/>
        </table:table-row>
        <table:table-row table:style-name="ro1">
          <table:table-cell/>
          <table:table-cell table:formula="of:=LN([.B7])" office:value-type="float" office:value="-11.2739085644997" calcext:value-type="float">
            <text:p>-11.2739085645</text:p>
          </table:table-cell>
          <table:table-cell table:formula="of:=LN([.C7])" office:value-type="float" office:value="-8.8387768155437" calcext:value-type="float">
            <text:p>-8.8387768155</text:p>
          </table:table-cell>
          <table:table-cell table:formula="of:=LN([.D7])" office:value-type="float" office:value="-3.91703554725169" calcext:value-type="float">
            <text:p>-3.9170355473</text:p>
          </table:table-cell>
          <table:table-cell table:number-columns-repeated="4"/>
        </table:table-row>
        <table:table-row table:style-name="ro1">
          <table:table-cell/>
          <table:table-cell table:formula="of:=LN([.B8])" office:value-type="float" office:value="-10.9941316715551" calcext:value-type="float">
            <text:p>-10.9941316716</text:p>
          </table:table-cell>
          <table:table-cell table:formula="of:=LN([.C8])" office:value-type="float" office:value="-8.72176035715751" calcext:value-type="float">
            <text:p>-8.7217603572</text:p>
          </table:table-cell>
          <table:table-cell table:formula="of:=LN([.D8])" office:value-type="float" office:value="-2.42588330933854" calcext:value-type="float">
            <text:p>-2.4258833093</text:p>
          </table:table-cell>
          <table:table-cell table:number-columns-repeated="4"/>
        </table:table-row>
        <table:table-row table:style-name="ro1">
          <table:table-cell/>
          <table:table-cell table:formula="of:=LN([.B9])" office:value-type="float" office:value="-8.48763438917469" calcext:value-type="float">
            <text:p>-8.4876343892</text:p>
          </table:table-cell>
          <table:table-cell table:formula="of:=LN([.C9])" office:value-type="float" office:value="-7.74477282996178" calcext:value-type="float">
            <text:p>-7.74477283</text:p>
          </table:table-cell>
          <table:table-cell table:formula="of:=LN([.D9])" office:value-type="float" office:value="-2.99974029495153" calcext:value-type="float">
            <text:p>-2.9997402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mean</text:p>
          </table:table-cell>
          <table:table-cell table:formula="of:=AVERAGE([.B18:.B25])" office:value-type="float" office:value="-9.34513331835424" calcext:value-type="float">
            <text:p>-9.3451333184</text:p>
          </table:table-cell>
          <table:table-cell table:formula="of:=AVERAGE([.C18:.C25])" office:value-type="float" office:value="-8.5794440504082" calcext:value-type="float">
            <text:p>-8.5794440504</text:p>
          </table:table-cell>
          <table:table-cell table:formula="of:=AVERAGE([.D18:.D25])" office:value-type="float" office:value="-5.53941998094151" calcext:value-type="float">
            <text:p>-5.5394199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stdev</text:p>
          </table:table-cell>
          <table:table-cell table:formula="of:=STDEV([.A18:.B25])" office:value-type="float" office:value="1.90185283863669" calcext:value-type="float">
            <text:p>1.9018528386</text:p>
          </table:table-cell>
          <table:table-cell table:formula="of:=STDEV([.B18:.C25])" office:value-type="float" office:value="1.45351638736716" calcext:value-type="float">
            <text:p>1.4535163874</text:p>
          </table:table-cell>
          <table:table-cell table:formula="of:=STDEV([.C18:.D25])" office:value-type="float" office:value="2.4222205998473" calcext:value-type="float">
            <text:p>2.4222205998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H101">
          <table:sort>
            <table:sort-by table:field-number="0" table:data-type="automatic"/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9:38:17.204443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9:38:17.686673337</meta:creation-date>
    <meta:editing-duration>P1DT14H10M3S</meta:editing-duration>
    <meta:editing-cycles>2</meta:editing-cycles>
    <meta:generator>LibreOffice/4.2.8.2$Linux_X86_64 LibreOffice_project/420m0$Build-2</meta:generator>
    <dc:date>2016-02-04T10:56:09.635191587</dc:date>
    <meta:document-statistic meta:table-count="1" meta:cell-count="108" meta:object-count="0"/>
  </office:meta>
</office:document-meta>
</file>